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90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1543in"/>
    </style:style>
    <style:style style:name="co14" style:family="table-column">
      <style:table-column-properties fo:break-before="auto" style:column-width="1.4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1;</text:p>
          </table:table-cell>
          <table:table-cell table:number-columns-repeated="2" office:value-type="string">
            <text:p>earth</text:p>
          </table:table-cell>
          <table:table-cell/>
          <table:table-cell office:value-type="string">
            <text:p>Earth Essence</text:p>
          </table:table-cell>
        </table:table-row>
        <table:table-row table:style-name="ro1">
          <table:table-cell office:value-type="string">
            <text:p>2;</text:p>
          </table:table-cell>
          <table:table-cell office:value-type="string">
            <text:p>earth</text:p>
          </table:table-cell>
          <table:table-cell office:value-type="string">
            <text:p>water</text:p>
          </table:table-cell>
          <table:table-cell/>
          <table:table-cell office:value-type="string">
            <text:p>Dark Oil</text:p>
          </table:table-cell>
        </table:table-row>
        <table:table-row table:style-name="ro1">
          <table:table-cell office:value-type="string">
            <text:p>3;</text:p>
          </table:table-cell>
          <table:table-cell office:value-type="string">
            <text:p>earth</text:p>
          </table:table-cell>
          <table:table-cell office:value-type="string">
            <text:p>fire</text:p>
          </table:table-cell>
          <table:table-cell/>
          <table:table-cell office:value-type="string">
            <text:p>Alchemical Explosive</text:p>
          </table:table-cell>
        </table:table-row>
        <table:table-row table:style-name="ro1">
          <table:table-cell office:value-type="string">
            <text:p>4;</text:p>
          </table:table-cell>
          <table:table-cell office:value-type="string">
            <text:p>earth</text:p>
          </table:table-cell>
          <table:table-cell office:value-type="string">
            <text:p>air</text:p>
          </table:table-cell>
          <table:table-cell/>
          <table:table-cell office:value-type="string">
            <text:p>Miner's Savior</text:p>
          </table:table-cell>
        </table:table-row>
        <table:table-row table:style-name="ro1">
          <table:table-cell office:value-type="string">
            <text:p>5;</text:p>
          </table:table-cell>
          <table:table-cell office:value-type="string">
            <text:p>earth</text:p>
          </table:table-cell>
          <table:table-cell office:value-type="string">
            <text:p>healing</text:p>
          </table:table-cell>
          <table:table-cell/>
          <table:table-cell office:value-type="string">
            <text:p>Nalasculas</text:p>
          </table:table-cell>
        </table:table-row>
        <table:table-row table:style-name="ro1">
          <table:table-cell office:value-type="string">
            <text:p>6;</text:p>
          </table:table-cell>
          <table:table-cell office:value-type="string">
            <text:p>earth</text:p>
          </table:table-cell>
          <table:table-cell office:value-type="string">
            <text:p>disease</text:p>
          </table:table-cell>
          <table:table-cell/>
          <table:table-cell office:value-type="string">
            <text:p>Uranium</text:p>
          </table:table-cell>
        </table:table-row>
        <table:table-row table:style-name="ro1">
          <table:table-cell office:value-type="string">
            <text:p>7;</text:p>
          </table:table-cell>
          <table:table-cell office:value-type="string">
            <text:p>earth</text:p>
          </table:table-cell>
          <table:table-cell office:value-type="string">
            <text:p>illusion</text:p>
          </table:table-cell>
          <table:table-cell/>
          <table:table-cell office:value-type="string">
            <text:p>Fool's Gold</text:p>
          </table:table-cell>
        </table:table-row>
        <table:table-row table:style-name="ro1">
          <table:table-cell office:value-type="string">
            <text:p>8;</text:p>
          </table:table-cell>
          <table:table-cell office:value-type="string">
            <text:p>earth</text:p>
          </table:table-cell>
          <table:table-cell office:value-type="string">
            <text:p>light</text:p>
          </table:table-cell>
          <table:table-cell/>
          <table:table-cell office:value-type="string">
            <text:p>Glowstone</text:p>
          </table:table-cell>
        </table:table-row>
        <table:table-row table:style-name="ro1">
          <table:table-cell office:value-type="string">
            <text:p>9;</text:p>
          </table:table-cell>
          <table:table-cell office:value-type="string">
            <text:p>earth</text:p>
          </table:table-cell>
          <table:table-cell office:value-type="string">
            <text:p>arcana</text:p>
          </table:table-cell>
          <table:table-cell/>
          <table:table-cell office:value-type="string">
            <text:p>Alchemical Clay</text:p>
          </table:table-cell>
        </table:table-row>
        <table:table-row table:style-name="ro1">
          <table:table-cell office:value-type="string">
            <text:p>10;</text:p>
          </table:table-cell>
          <table:table-cell office:value-type="string">
            <text:p>earth</text:p>
          </table:table-cell>
          <table:table-cell office:value-type="string">
            <text:p>weight</text:p>
          </table:table-cell>
          <table:table-cell/>
          <table:table-cell office:value-type="string">
            <text:p>Lodestone</text:p>
          </table:table-cell>
        </table:table-row>
        <table:table-row table:style-name="ro1">
          <table:table-cell office:value-type="string">
            <text:p>11;</text:p>
          </table:table-cell>
          <table:table-cell office:value-type="string">
            <text:p>earth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12;</text:p>
          </table:table-cell>
          <table:table-cell office:value-type="string">
            <text:p>earth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13;</text:p>
          </table:table-cell>
          <table:table-cell office:value-type="string">
            <text:p>earth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14;</text:p>
          </table:table-cell>
          <table:table-cell office:value-type="string">
            <text:p>earth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15;</text:p>
          </table:table-cell>
          <table:table-cell office:value-type="string">
            <text:p>earth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16;</text:p>
          </table:table-cell>
          <table:table-cell office:value-type="string">
            <text:p>earth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17;</text:p>
          </table:table-cell>
          <table:table-cell office:value-type="string">
            <text:p>earth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18;</text:p>
          </table:table-cell>
          <table:table-cell office:value-type="string">
            <text:p>earth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19;</text:p>
          </table:table-cell>
          <table:table-cell office:value-type="string">
            <text:p>earth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20;</text:p>
          </table:table-cell>
          <table:table-cell office:value-type="string">
            <text:p>earth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21;</text:p>
          </table:table-cell>
          <table:table-cell office:value-type="string">
            <text:p>earth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22;</text:p>
          </table:table-cell>
          <table:table-cell office:value-type="string">
            <text:p>earth</text:p>
          </table:table-cell>
          <table:table-cell office:value-type="string">
            <text:p>dunam</text:p>
          </table:table-cell>
          <table:table-cell/>
          <table:table-cell office:value-type="string">
            <text:p>Auspex Stone</text:p>
          </table:table-cell>
        </table:table-row>
        <table:table-row table:style-name="ro1">
          <table:table-cell office:value-type="string">
            <text:p>23;</text:p>
          </table:table-cell>
          <table:table-cell office:value-type="string">
            <text:p>earth</text:p>
          </table:table-cell>
          <table:table-cell office:value-type="string">
            <text:p>immort</text:p>
          </table:table-cell>
          <table:table-cell/>
          <table:table-cell office:value-type="string">
            <text:p>Mithril</text:p>
          </table:table-cell>
        </table:table-row>
        <table:table-row table:style-name="ro1">
          <table:table-cell office:value-type="string">
            <text:p>24;</text:p>
          </table:table-cell>
          <table:table-cell office:value-type="string">
            <text:p>earth</text:p>
          </table:table-cell>
          <table:table-cell office:value-type="string">
            <text:p>dragon</text:p>
          </table:table-cell>
          <table:table-cell/>
          <table:table-cell office:value-type="string">
            <text:p>Chaotic Gold</text:p>
          </table:table-cell>
        </table:table-row>
        <table:table-row table:style-name="ro1">
          <table:table-cell office:value-type="string">
            <text:p>25;</text:p>
          </table:table-cell>
          <table:table-cell office:value-type="string">
            <text:p>earth</text:p>
          </table:table-cell>
          <table:table-cell office:value-type="string">
            <text:p>mortal</text:p>
          </table:table-cell>
          <table:table-cell/>
          <table:table-cell office:value-type="string">
            <text:p>Soulstone</text:p>
          </table:table-cell>
        </table:table-row>
        <table:table-row table:style-name="ro1">
          <table:table-cell office:value-type="string">
            <text:p>26;</text:p>
          </table:table-cell>
          <table:table-cell office:value-type="string">
            <text:p>earth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27;</text:p>
          </table:table-cell>
          <table:table-cell office:value-type="string">
            <text:p>earth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28;</text:p>
          </table:table-cell>
          <table:table-cell office:value-type="string">
            <text:p>earth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29;</text:p>
          </table:table-cell>
          <table:table-cell office:value-type="string">
            <text:p>water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30;</text:p>
          </table:table-cell>
          <table:table-cell table:number-columns-repeated="2"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31;</text:p>
          </table:table-cell>
          <table:table-cell office:value-type="string">
            <text:p>water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32;</text:p>
          </table:table-cell>
          <table:table-cell office:value-type="string">
            <text:p>water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33;</text:p>
          </table:table-cell>
          <table:table-cell office:value-type="string">
            <text:p>water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34;</text:p>
          </table:table-cell>
          <table:table-cell office:value-type="string">
            <text:p>water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35;</text:p>
          </table:table-cell>
          <table:table-cell office:value-type="string">
            <text:p>water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36;</text:p>
          </table:table-cell>
          <table:table-cell office:value-type="string">
            <text:p>water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37;</text:p>
          </table:table-cell>
          <table:table-cell office:value-type="string">
            <text:p>water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38;</text:p>
          </table:table-cell>
          <table:table-cell office:value-type="string">
            <text:p>water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39;</text:p>
          </table:table-cell>
          <table:table-cell office:value-type="string">
            <text:p>water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40;</text:p>
          </table:table-cell>
          <table:table-cell office:value-type="string">
            <text:p>water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41;</text:p>
          </table:table-cell>
          <table:table-cell office:value-type="string">
            <text:p>water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42;</text:p>
          </table:table-cell>
          <table:table-cell office:value-type="string">
            <text:p>water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43;</text:p>
          </table:table-cell>
          <table:table-cell office:value-type="string">
            <text:p>water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44;</text:p>
          </table:table-cell>
          <table:table-cell office:value-type="string">
            <text:p>water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45;</text:p>
          </table:table-cell>
          <table:table-cell office:value-type="string">
            <text:p>water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46;</text:p>
          </table:table-cell>
          <table:table-cell office:value-type="string">
            <text:p>water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47;</text:p>
          </table:table-cell>
          <table:table-cell office:value-type="string">
            <text:p>water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48;</text:p>
          </table:table-cell>
          <table:table-cell office:value-type="string">
            <text:p>water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49;</text:p>
          </table:table-cell>
          <table:table-cell office:value-type="string">
            <text:p>water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50;</text:p>
          </table:table-cell>
          <table:table-cell office:value-type="string">
            <text:p>water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51;</text:p>
          </table:table-cell>
          <table:table-cell office:value-type="string">
            <text:p>water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52;</text:p>
          </table:table-cell>
          <table:table-cell office:value-type="string">
            <text:p>water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53;</text:p>
          </table:table-cell>
          <table:table-cell office:value-type="string">
            <text:p>water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54;</text:p>
          </table:table-cell>
          <table:table-cell office:value-type="string">
            <text:p>water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55;</text:p>
          </table:table-cell>
          <table:table-cell office:value-type="string">
            <text:p>water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56;</text:p>
          </table:table-cell>
          <table:table-cell office:value-type="string">
            <text:p>water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57;</text:p>
          </table:table-cell>
          <table:table-cell office:value-type="string">
            <text:p>fir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58;</text:p>
          </table:table-cell>
          <table:table-cell office:value-type="string">
            <text:p>fir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59;</text:p>
          </table:table-cell>
          <table:table-cell table:number-columns-repeated="2"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60;</text:p>
          </table:table-cell>
          <table:table-cell office:value-type="string">
            <text:p>fir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61;</text:p>
          </table:table-cell>
          <table:table-cell office:value-type="string">
            <text:p>fir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62;</text:p>
          </table:table-cell>
          <table:table-cell office:value-type="string">
            <text:p>fire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63;</text:p>
          </table:table-cell>
          <table:table-cell office:value-type="string">
            <text:p>fir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64;</text:p>
          </table:table-cell>
          <table:table-cell office:value-type="string">
            <text:p>fir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65;</text:p>
          </table:table-cell>
          <table:table-cell office:value-type="string">
            <text:p>fir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66;</text:p>
          </table:table-cell>
          <table:table-cell office:value-type="string">
            <text:p>fir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67;</text:p>
          </table:table-cell>
          <table:table-cell office:value-type="string">
            <text:p>fir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68;</text:p>
          </table:table-cell>
          <table:table-cell office:value-type="string">
            <text:p>fir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69;</text:p>
          </table:table-cell>
          <table:table-cell office:value-type="string">
            <text:p>fir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70;</text:p>
          </table:table-cell>
          <table:table-cell office:value-type="string">
            <text:p>fire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71;</text:p>
          </table:table-cell>
          <table:table-cell office:value-type="string">
            <text:p>fire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72;</text:p>
          </table:table-cell>
          <table:table-cell office:value-type="string">
            <text:p>fir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73;</text:p>
          </table:table-cell>
          <table:table-cell office:value-type="string">
            <text:p>fire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74;</text:p>
          </table:table-cell>
          <table:table-cell office:value-type="string">
            <text:p>fir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75;</text:p>
          </table:table-cell>
          <table:table-cell office:value-type="string">
            <text:p>fir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76;</text:p>
          </table:table-cell>
          <table:table-cell office:value-type="string">
            <text:p>fire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77;</text:p>
          </table:table-cell>
          <table:table-cell office:value-type="string">
            <text:p>fir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78;</text:p>
          </table:table-cell>
          <table:table-cell office:value-type="string">
            <text:p>fir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79;</text:p>
          </table:table-cell>
          <table:table-cell office:value-type="string">
            <text:p>fir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80;</text:p>
          </table:table-cell>
          <table:table-cell office:value-type="string">
            <text:p>fir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81;</text:p>
          </table:table-cell>
          <table:table-cell office:value-type="string">
            <text:p>fir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82;</text:p>
          </table:table-cell>
          <table:table-cell office:value-type="string">
            <text:p>fire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83;</text:p>
          </table:table-cell>
          <table:table-cell office:value-type="string">
            <text:p>fire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84;</text:p>
          </table:table-cell>
          <table:table-cell office:value-type="string">
            <text:p>fir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85;</text:p>
          </table:table-cell>
          <table:table-cell office:value-type="string">
            <text:p>air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86;</text:p>
          </table:table-cell>
          <table:table-cell office:value-type="string">
            <text:p>air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87;</text:p>
          </table:table-cell>
          <table:table-cell office:value-type="string">
            <text:p>air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88;</text:p>
          </table:table-cell>
          <table:table-cell table:number-columns-repeated="2"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89;</text:p>
          </table:table-cell>
          <table:table-cell office:value-type="string">
            <text:p>air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90;</text:p>
          </table:table-cell>
          <table:table-cell office:value-type="string">
            <text:p>air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91;</text:p>
          </table:table-cell>
          <table:table-cell office:value-type="string">
            <text:p>air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92;</text:p>
          </table:table-cell>
          <table:table-cell office:value-type="string">
            <text:p>air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93;</text:p>
          </table:table-cell>
          <table:table-cell office:value-type="string">
            <text:p>air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94;</text:p>
          </table:table-cell>
          <table:table-cell office:value-type="string">
            <text:p>air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95;</text:p>
          </table:table-cell>
          <table:table-cell office:value-type="string">
            <text:p>air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96;</text:p>
          </table:table-cell>
          <table:table-cell office:value-type="string">
            <text:p>air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97;</text:p>
          </table:table-cell>
          <table:table-cell office:value-type="string">
            <text:p>air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98;</text:p>
          </table:table-cell>
          <table:table-cell office:value-type="string">
            <text:p>air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99;</text:p>
          </table:table-cell>
          <table:table-cell office:value-type="string">
            <text:p>air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100;</text:p>
          </table:table-cell>
          <table:table-cell office:value-type="string">
            <text:p>air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101;</text:p>
          </table:table-cell>
          <table:table-cell office:value-type="string">
            <text:p>air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102;</text:p>
          </table:table-cell>
          <table:table-cell office:value-type="string">
            <text:p>air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103;</text:p>
          </table:table-cell>
          <table:table-cell office:value-type="string">
            <text:p>air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104;</text:p>
          </table:table-cell>
          <table:table-cell office:value-type="string">
            <text:p>air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105;</text:p>
          </table:table-cell>
          <table:table-cell office:value-type="string">
            <text:p>air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106;</text:p>
          </table:table-cell>
          <table:table-cell office:value-type="string">
            <text:p>air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107;</text:p>
          </table:table-cell>
          <table:table-cell office:value-type="string">
            <text:p>air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108;</text:p>
          </table:table-cell>
          <table:table-cell office:value-type="string">
            <text:p>air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109;</text:p>
          </table:table-cell>
          <table:table-cell office:value-type="string">
            <text:p>air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110;</text:p>
          </table:table-cell>
          <table:table-cell office:value-type="string">
            <text:p>air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111;</text:p>
          </table:table-cell>
          <table:table-cell office:value-type="string">
            <text:p>air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112;</text:p>
          </table:table-cell>
          <table:table-cell office:value-type="string">
            <text:p>air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113;</text:p>
          </table:table-cell>
          <table:table-cell office:value-type="string">
            <text:p>healing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114;</text:p>
          </table:table-cell>
          <table:table-cell office:value-type="string">
            <text:p>healing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115;</text:p>
          </table:table-cell>
          <table:table-cell office:value-type="string">
            <text:p>healing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116;</text:p>
          </table:table-cell>
          <table:table-cell office:value-type="string">
            <text:p>healing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117;</text:p>
          </table:table-cell>
          <table:table-cell table:number-columns-repeated="2"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118;</text:p>
          </table:table-cell>
          <table:table-cell office:value-type="string">
            <text:p>healing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119;</text:p>
          </table:table-cell>
          <table:table-cell office:value-type="string">
            <text:p>healing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120;</text:p>
          </table:table-cell>
          <table:table-cell office:value-type="string">
            <text:p>healing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121;</text:p>
          </table:table-cell>
          <table:table-cell office:value-type="string">
            <text:p>healing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122;</text:p>
          </table:table-cell>
          <table:table-cell office:value-type="string">
            <text:p>healing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123;</text:p>
          </table:table-cell>
          <table:table-cell office:value-type="string">
            <text:p>healing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124;</text:p>
          </table:table-cell>
          <table:table-cell office:value-type="string">
            <text:p>healing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125;</text:p>
          </table:table-cell>
          <table:table-cell office:value-type="string">
            <text:p>healing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126;</text:p>
          </table:table-cell>
          <table:table-cell office:value-type="string">
            <text:p>healing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127;</text:p>
          </table:table-cell>
          <table:table-cell office:value-type="string">
            <text:p>healing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128;</text:p>
          </table:table-cell>
          <table:table-cell office:value-type="string">
            <text:p>healing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129;</text:p>
          </table:table-cell>
          <table:table-cell office:value-type="string">
            <text:p>healing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130;</text:p>
          </table:table-cell>
          <table:table-cell office:value-type="string">
            <text:p>healing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131;</text:p>
          </table:table-cell>
          <table:table-cell office:value-type="string">
            <text:p>healing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132;</text:p>
          </table:table-cell>
          <table:table-cell office:value-type="string">
            <text:p>healing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133;</text:p>
          </table:table-cell>
          <table:table-cell office:value-type="string">
            <text:p>healing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134;</text:p>
          </table:table-cell>
          <table:table-cell office:value-type="string">
            <text:p>healing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135;</text:p>
          </table:table-cell>
          <table:table-cell office:value-type="string">
            <text:p>healing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136;</text:p>
          </table:table-cell>
          <table:table-cell office:value-type="string">
            <text:p>healing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137;</text:p>
          </table:table-cell>
          <table:table-cell office:value-type="string">
            <text:p>healing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138;</text:p>
          </table:table-cell>
          <table:table-cell office:value-type="string">
            <text:p>healing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139;</text:p>
          </table:table-cell>
          <table:table-cell office:value-type="string">
            <text:p>healing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140;</text:p>
          </table:table-cell>
          <table:table-cell office:value-type="string">
            <text:p>healing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141;</text:p>
          </table:table-cell>
          <table:table-cell office:value-type="string">
            <text:p>diseas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142;</text:p>
          </table:table-cell>
          <table:table-cell office:value-type="string">
            <text:p>diseas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143;</text:p>
          </table:table-cell>
          <table:table-cell office:value-type="string">
            <text:p>diseas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144;</text:p>
          </table:table-cell>
          <table:table-cell office:value-type="string">
            <text:p>diseas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145;</text:p>
          </table:table-cell>
          <table:table-cell office:value-type="string">
            <text:p>diseas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146;</text:p>
          </table:table-cell>
          <table:table-cell table:number-columns-repeated="2"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147;</text:p>
          </table:table-cell>
          <table:table-cell office:value-type="string">
            <text:p>diseas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148;</text:p>
          </table:table-cell>
          <table:table-cell office:value-type="string">
            <text:p>diseas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149;</text:p>
          </table:table-cell>
          <table:table-cell office:value-type="string">
            <text:p>diseas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150;</text:p>
          </table:table-cell>
          <table:table-cell office:value-type="string">
            <text:p>diseas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151;</text:p>
          </table:table-cell>
          <table:table-cell office:value-type="string">
            <text:p>diseas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152;</text:p>
          </table:table-cell>
          <table:table-cell office:value-type="string">
            <text:p>diseas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153;</text:p>
          </table:table-cell>
          <table:table-cell office:value-type="string">
            <text:p>diseas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154;</text:p>
          </table:table-cell>
          <table:table-cell office:value-type="string">
            <text:p>disease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155;</text:p>
          </table:table-cell>
          <table:table-cell office:value-type="string">
            <text:p>disease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156;</text:p>
          </table:table-cell>
          <table:table-cell office:value-type="string">
            <text:p>diseas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157;</text:p>
          </table:table-cell>
          <table:table-cell office:value-type="string">
            <text:p>disease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158;</text:p>
          </table:table-cell>
          <table:table-cell office:value-type="string">
            <text:p>diseas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159;</text:p>
          </table:table-cell>
          <table:table-cell office:value-type="string">
            <text:p>diseas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160;</text:p>
          </table:table-cell>
          <table:table-cell office:value-type="string">
            <text:p>disease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161;</text:p>
          </table:table-cell>
          <table:table-cell office:value-type="string">
            <text:p>diseas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162;</text:p>
          </table:table-cell>
          <table:table-cell office:value-type="string">
            <text:p>diseas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163;</text:p>
          </table:table-cell>
          <table:table-cell office:value-type="string">
            <text:p>diseas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164;</text:p>
          </table:table-cell>
          <table:table-cell office:value-type="string">
            <text:p>diseas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165;</text:p>
          </table:table-cell>
          <table:table-cell office:value-type="string">
            <text:p>diseas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166;</text:p>
          </table:table-cell>
          <table:table-cell office:value-type="string">
            <text:p>disease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167;</text:p>
          </table:table-cell>
          <table:table-cell office:value-type="string">
            <text:p>disease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168;</text:p>
          </table:table-cell>
          <table:table-cell office:value-type="string">
            <text:p>diseas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169;</text:p>
          </table:table-cell>
          <table:table-cell office:value-type="string">
            <text:p>illusion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170;</text:p>
          </table:table-cell>
          <table:table-cell office:value-type="string">
            <text:p>illusion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171;</text:p>
          </table:table-cell>
          <table:table-cell office:value-type="string">
            <text:p>illusion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172;</text:p>
          </table:table-cell>
          <table:table-cell office:value-type="string">
            <text:p>illusion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173;</text:p>
          </table:table-cell>
          <table:table-cell office:value-type="string">
            <text:p>illusion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174;</text:p>
          </table:table-cell>
          <table:table-cell office:value-type="string">
            <text:p>illusion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175;</text:p>
          </table:table-cell>
          <table:table-cell table:number-columns-repeated="2"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176;</text:p>
          </table:table-cell>
          <table:table-cell office:value-type="string">
            <text:p>illusion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177;</text:p>
          </table:table-cell>
          <table:table-cell office:value-type="string">
            <text:p>illusion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178;</text:p>
          </table:table-cell>
          <table:table-cell office:value-type="string">
            <text:p>illusion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179;</text:p>
          </table:table-cell>
          <table:table-cell office:value-type="string">
            <text:p>illusion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180;</text:p>
          </table:table-cell>
          <table:table-cell office:value-type="string">
            <text:p>illusion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181;</text:p>
          </table:table-cell>
          <table:table-cell office:value-type="string">
            <text:p>illusion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182;</text:p>
          </table:table-cell>
          <table:table-cell office:value-type="string">
            <text:p>illusion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183;</text:p>
          </table:table-cell>
          <table:table-cell office:value-type="string">
            <text:p>illusion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184;</text:p>
          </table:table-cell>
          <table:table-cell office:value-type="string">
            <text:p>illusion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185;</text:p>
          </table:table-cell>
          <table:table-cell office:value-type="string">
            <text:p>illusion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186;</text:p>
          </table:table-cell>
          <table:table-cell office:value-type="string">
            <text:p>illusion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187;</text:p>
          </table:table-cell>
          <table:table-cell office:value-type="string">
            <text:p>illusion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188;</text:p>
          </table:table-cell>
          <table:table-cell office:value-type="string">
            <text:p>illusion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189;</text:p>
          </table:table-cell>
          <table:table-cell office:value-type="string">
            <text:p>illusion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190;</text:p>
          </table:table-cell>
          <table:table-cell office:value-type="string">
            <text:p>illusion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191;</text:p>
          </table:table-cell>
          <table:table-cell office:value-type="string">
            <text:p>illusion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192;</text:p>
          </table:table-cell>
          <table:table-cell office:value-type="string">
            <text:p>illusion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193;</text:p>
          </table:table-cell>
          <table:table-cell office:value-type="string">
            <text:p>illusion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194;</text:p>
          </table:table-cell>
          <table:table-cell office:value-type="string">
            <text:p>illusion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195;</text:p>
          </table:table-cell>
          <table:table-cell office:value-type="string">
            <text:p>illusion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196;</text:p>
          </table:table-cell>
          <table:table-cell office:value-type="string">
            <text:p>illusion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197;</text:p>
          </table:table-cell>
          <table:table-cell office:value-type="string">
            <text:p>light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198;</text:p>
          </table:table-cell>
          <table:table-cell office:value-type="string">
            <text:p>light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199;</text:p>
          </table:table-cell>
          <table:table-cell office:value-type="string">
            <text:p>light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200;</text:p>
          </table:table-cell>
          <table:table-cell office:value-type="string">
            <text:p>light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201;</text:p>
          </table:table-cell>
          <table:table-cell office:value-type="string">
            <text:p>light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202;</text:p>
          </table:table-cell>
          <table:table-cell office:value-type="string">
            <text:p>light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203;</text:p>
          </table:table-cell>
          <table:table-cell office:value-type="string">
            <text:p>light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204;</text:p>
          </table:table-cell>
          <table:table-cell table:number-columns-repeated="2"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205;</text:p>
          </table:table-cell>
          <table:table-cell office:value-type="string">
            <text:p>light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206;</text:p>
          </table:table-cell>
          <table:table-cell office:value-type="string">
            <text:p>light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207;</text:p>
          </table:table-cell>
          <table:table-cell office:value-type="string">
            <text:p>light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208;</text:p>
          </table:table-cell>
          <table:table-cell office:value-type="string">
            <text:p>light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209;</text:p>
          </table:table-cell>
          <table:table-cell office:value-type="string">
            <text:p>light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210;</text:p>
          </table:table-cell>
          <table:table-cell office:value-type="string">
            <text:p>light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211;</text:p>
          </table:table-cell>
          <table:table-cell office:value-type="string">
            <text:p>light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212;</text:p>
          </table:table-cell>
          <table:table-cell office:value-type="string">
            <text:p>light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213;</text:p>
          </table:table-cell>
          <table:table-cell office:value-type="string">
            <text:p>light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214;</text:p>
          </table:table-cell>
          <table:table-cell office:value-type="string">
            <text:p>light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215;</text:p>
          </table:table-cell>
          <table:table-cell office:value-type="string">
            <text:p>light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216;</text:p>
          </table:table-cell>
          <table:table-cell office:value-type="string">
            <text:p>light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217;</text:p>
          </table:table-cell>
          <table:table-cell office:value-type="string">
            <text:p>light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218;</text:p>
          </table:table-cell>
          <table:table-cell office:value-type="string">
            <text:p>light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219;</text:p>
          </table:table-cell>
          <table:table-cell office:value-type="string">
            <text:p>light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220;</text:p>
          </table:table-cell>
          <table:table-cell office:value-type="string">
            <text:p>light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221;</text:p>
          </table:table-cell>
          <table:table-cell office:value-type="string">
            <text:p>light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222;</text:p>
          </table:table-cell>
          <table:table-cell office:value-type="string">
            <text:p>light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223;</text:p>
          </table:table-cell>
          <table:table-cell office:value-type="string">
            <text:p>light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224;</text:p>
          </table:table-cell>
          <table:table-cell office:value-type="string">
            <text:p>light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225;</text:p>
          </table:table-cell>
          <table:table-cell office:value-type="string">
            <text:p>arcana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226;</text:p>
          </table:table-cell>
          <table:table-cell office:value-type="string">
            <text:p>arcana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227;</text:p>
          </table:table-cell>
          <table:table-cell office:value-type="string">
            <text:p>arcana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228;</text:p>
          </table:table-cell>
          <table:table-cell office:value-type="string">
            <text:p>arcana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229;</text:p>
          </table:table-cell>
          <table:table-cell office:value-type="string">
            <text:p>arcana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230;</text:p>
          </table:table-cell>
          <table:table-cell office:value-type="string">
            <text:p>arcana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231;</text:p>
          </table:table-cell>
          <table:table-cell office:value-type="string">
            <text:p>arcana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232;</text:p>
          </table:table-cell>
          <table:table-cell office:value-type="string">
            <text:p>arcana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233;</text:p>
          </table:table-cell>
          <table:table-cell office:value-type="string">
            <text:p>arcana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234;</text:p>
          </table:table-cell>
          <table:table-cell office:value-type="string">
            <text:p>arcana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235;</text:p>
          </table:table-cell>
          <table:table-cell office:value-type="string">
            <text:p>arcana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236;</text:p>
          </table:table-cell>
          <table:table-cell office:value-type="string">
            <text:p>arcana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237;</text:p>
          </table:table-cell>
          <table:table-cell office:value-type="string">
            <text:p>arcana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238;</text:p>
          </table:table-cell>
          <table:table-cell office:value-type="string">
            <text:p>arcana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239;</text:p>
          </table:table-cell>
          <table:table-cell office:value-type="string">
            <text:p>arcana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240;</text:p>
          </table:table-cell>
          <table:table-cell office:value-type="string">
            <text:p>arcana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241;</text:p>
          </table:table-cell>
          <table:table-cell office:value-type="string">
            <text:p>arcana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242;</text:p>
          </table:table-cell>
          <table:table-cell office:value-type="string">
            <text:p>arcana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243;</text:p>
          </table:table-cell>
          <table:table-cell office:value-type="string">
            <text:p>arcana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244;</text:p>
          </table:table-cell>
          <table:table-cell office:value-type="string">
            <text:p>arcana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245;</text:p>
          </table:table-cell>
          <table:table-cell office:value-type="string">
            <text:p>arcana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246;</text:p>
          </table:table-cell>
          <table:table-cell office:value-type="string">
            <text:p>arcana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247;</text:p>
          </table:table-cell>
          <table:table-cell office:value-type="string">
            <text:p>arcana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248;</text:p>
          </table:table-cell>
          <table:table-cell office:value-type="string">
            <text:p>arcana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249;</text:p>
          </table:table-cell>
          <table:table-cell office:value-type="string">
            <text:p>arcana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250;</text:p>
          </table:table-cell>
          <table:table-cell office:value-type="string">
            <text:p>arcana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251;</text:p>
          </table:table-cell>
          <table:table-cell office:value-type="string">
            <text:p>arcana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252;</text:p>
          </table:table-cell>
          <table:table-cell office:value-type="string">
            <text:p>arcana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253;</text:p>
          </table:table-cell>
          <table:table-cell office:value-type="string">
            <text:p>weight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254;</text:p>
          </table:table-cell>
          <table:table-cell office:value-type="string">
            <text:p>weight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255;</text:p>
          </table:table-cell>
          <table:table-cell office:value-type="string">
            <text:p>weight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256;</text:p>
          </table:table-cell>
          <table:table-cell office:value-type="string">
            <text:p>weight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257;</text:p>
          </table:table-cell>
          <table:table-cell office:value-type="string">
            <text:p>weight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258;</text:p>
          </table:table-cell>
          <table:table-cell office:value-type="string">
            <text:p>weight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259;</text:p>
          </table:table-cell>
          <table:table-cell office:value-type="string">
            <text:p>weight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260;</text:p>
          </table:table-cell>
          <table:table-cell office:value-type="string">
            <text:p>weight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261;</text:p>
          </table:table-cell>
          <table:table-cell office:value-type="string">
            <text:p>weight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262;</text:p>
          </table:table-cell>
          <table:table-cell table:number-columns-repeated="2"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263;</text:p>
          </table:table-cell>
          <table:table-cell office:value-type="string">
            <text:p>weight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264;</text:p>
          </table:table-cell>
          <table:table-cell office:value-type="string">
            <text:p>weight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265;</text:p>
          </table:table-cell>
          <table:table-cell office:value-type="string">
            <text:p>weight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266;</text:p>
          </table:table-cell>
          <table:table-cell office:value-type="string">
            <text:p>weight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267;</text:p>
          </table:table-cell>
          <table:table-cell office:value-type="string">
            <text:p>weight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268;</text:p>
          </table:table-cell>
          <table:table-cell office:value-type="string">
            <text:p>weight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269;</text:p>
          </table:table-cell>
          <table:table-cell office:value-type="string">
            <text:p>weight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270;</text:p>
          </table:table-cell>
          <table:table-cell office:value-type="string">
            <text:p>weight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271;</text:p>
          </table:table-cell>
          <table:table-cell office:value-type="string">
            <text:p>weight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272;</text:p>
          </table:table-cell>
          <table:table-cell office:value-type="string">
            <text:p>weight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273;</text:p>
          </table:table-cell>
          <table:table-cell office:value-type="string">
            <text:p>weight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274;</text:p>
          </table:table-cell>
          <table:table-cell office:value-type="string">
            <text:p>weight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275;</text:p>
          </table:table-cell>
          <table:table-cell office:value-type="string">
            <text:p>weight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276;</text:p>
          </table:table-cell>
          <table:table-cell office:value-type="string">
            <text:p>weight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277;</text:p>
          </table:table-cell>
          <table:table-cell office:value-type="string">
            <text:p>weight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278;</text:p>
          </table:table-cell>
          <table:table-cell office:value-type="string">
            <text:p>weight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279;</text:p>
          </table:table-cell>
          <table:table-cell office:value-type="string">
            <text:p>weight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280;</text:p>
          </table:table-cell>
          <table:table-cell office:value-type="string">
            <text:p>weight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281;</text:p>
          </table:table-cell>
          <table:table-cell office:value-type="string">
            <text:p>form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282;</text:p>
          </table:table-cell>
          <table:table-cell office:value-type="string">
            <text:p>form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283;</text:p>
          </table:table-cell>
          <table:table-cell office:value-type="string">
            <text:p>form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284;</text:p>
          </table:table-cell>
          <table:table-cell office:value-type="string">
            <text:p>form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285;</text:p>
          </table:table-cell>
          <table:table-cell office:value-type="string">
            <text:p>form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286;</text:p>
          </table:table-cell>
          <table:table-cell office:value-type="string">
            <text:p>form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287;</text:p>
          </table:table-cell>
          <table:table-cell office:value-type="string">
            <text:p>form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288;</text:p>
          </table:table-cell>
          <table:table-cell office:value-type="string">
            <text:p>form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289;</text:p>
          </table:table-cell>
          <table:table-cell office:value-type="string">
            <text:p>form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290;</text:p>
          </table:table-cell>
          <table:table-cell office:value-type="string">
            <text:p>form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291;</text:p>
          </table:table-cell>
          <table:table-cell table:number-columns-repeated="2"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292;</text:p>
          </table:table-cell>
          <table:table-cell office:value-type="string">
            <text:p>form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293;</text:p>
          </table:table-cell>
          <table:table-cell office:value-type="string">
            <text:p>form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294;</text:p>
          </table:table-cell>
          <table:table-cell office:value-type="string">
            <text:p>form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295;</text:p>
          </table:table-cell>
          <table:table-cell office:value-type="string">
            <text:p>form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296;</text:p>
          </table:table-cell>
          <table:table-cell office:value-type="string">
            <text:p>form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297;</text:p>
          </table:table-cell>
          <table:table-cell office:value-type="string">
            <text:p>form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298;</text:p>
          </table:table-cell>
          <table:table-cell office:value-type="string">
            <text:p>form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299;</text:p>
          </table:table-cell>
          <table:table-cell office:value-type="string">
            <text:p>form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300;</text:p>
          </table:table-cell>
          <table:table-cell office:value-type="string">
            <text:p>form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301;</text:p>
          </table:table-cell>
          <table:table-cell office:value-type="string">
            <text:p>form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302;</text:p>
          </table:table-cell>
          <table:table-cell office:value-type="string">
            <text:p>form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303;</text:p>
          </table:table-cell>
          <table:table-cell office:value-type="string">
            <text:p>form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304;</text:p>
          </table:table-cell>
          <table:table-cell office:value-type="string">
            <text:p>form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305;</text:p>
          </table:table-cell>
          <table:table-cell office:value-type="string">
            <text:p>form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306;</text:p>
          </table:table-cell>
          <table:table-cell office:value-type="string">
            <text:p>form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307;</text:p>
          </table:table-cell>
          <table:table-cell office:value-type="string">
            <text:p>form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308;</text:p>
          </table:table-cell>
          <table:table-cell office:value-type="string">
            <text:p>form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309;</text:p>
          </table:table-cell>
          <table:table-cell office:value-type="string">
            <text:p>poison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310;</text:p>
          </table:table-cell>
          <table:table-cell office:value-type="string">
            <text:p>poison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311;</text:p>
          </table:table-cell>
          <table:table-cell office:value-type="string">
            <text:p>poison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312;</text:p>
          </table:table-cell>
          <table:table-cell office:value-type="string">
            <text:p>poison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313;</text:p>
          </table:table-cell>
          <table:table-cell office:value-type="string">
            <text:p>poison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314;</text:p>
          </table:table-cell>
          <table:table-cell office:value-type="string">
            <text:p>poison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315;</text:p>
          </table:table-cell>
          <table:table-cell office:value-type="string">
            <text:p>poison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316;</text:p>
          </table:table-cell>
          <table:table-cell office:value-type="string">
            <text:p>poison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317;</text:p>
          </table:table-cell>
          <table:table-cell office:value-type="string">
            <text:p>poison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318;</text:p>
          </table:table-cell>
          <table:table-cell office:value-type="string">
            <text:p>poison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319;</text:p>
          </table:table-cell>
          <table:table-cell office:value-type="string">
            <text:p>poison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320;</text:p>
          </table:table-cell>
          <table:table-cell table:number-columns-repeated="2"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321;</text:p>
          </table:table-cell>
          <table:table-cell office:value-type="string">
            <text:p>poison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322;</text:p>
          </table:table-cell>
          <table:table-cell office:value-type="string">
            <text:p>poison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323;</text:p>
          </table:table-cell>
          <table:table-cell office:value-type="string">
            <text:p>poison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324;</text:p>
          </table:table-cell>
          <table:table-cell office:value-type="string">
            <text:p>poison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325;</text:p>
          </table:table-cell>
          <table:table-cell office:value-type="string">
            <text:p>poison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326;</text:p>
          </table:table-cell>
          <table:table-cell office:value-type="string">
            <text:p>poison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327;</text:p>
          </table:table-cell>
          <table:table-cell office:value-type="string">
            <text:p>poison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328;</text:p>
          </table:table-cell>
          <table:table-cell office:value-type="string">
            <text:p>poison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329;</text:p>
          </table:table-cell>
          <table:table-cell office:value-type="string">
            <text:p>poison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330;</text:p>
          </table:table-cell>
          <table:table-cell office:value-type="string">
            <text:p>poison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331;</text:p>
          </table:table-cell>
          <table:table-cell office:value-type="string">
            <text:p>poison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332;</text:p>
          </table:table-cell>
          <table:table-cell office:value-type="string">
            <text:p>poison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333;</text:p>
          </table:table-cell>
          <table:table-cell office:value-type="string">
            <text:p>poison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334;</text:p>
          </table:table-cell>
          <table:table-cell office:value-type="string">
            <text:p>poison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335;</text:p>
          </table:table-cell>
          <table:table-cell office:value-type="string">
            <text:p>poison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336;</text:p>
          </table:table-cell>
          <table:table-cell office:value-type="string">
            <text:p>poison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337;</text:p>
          </table:table-cell>
          <table:table-cell office:value-type="string">
            <text:p>desist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338;</text:p>
          </table:table-cell>
          <table:table-cell office:value-type="string">
            <text:p>desist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339;</text:p>
          </table:table-cell>
          <table:table-cell office:value-type="string">
            <text:p>desist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340;</text:p>
          </table:table-cell>
          <table:table-cell office:value-type="string">
            <text:p>desist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341;</text:p>
          </table:table-cell>
          <table:table-cell office:value-type="string">
            <text:p>desist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342;</text:p>
          </table:table-cell>
          <table:table-cell office:value-type="string">
            <text:p>desist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343;</text:p>
          </table:table-cell>
          <table:table-cell office:value-type="string">
            <text:p>desist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344;</text:p>
          </table:table-cell>
          <table:table-cell office:value-type="string">
            <text:p>desist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345;</text:p>
          </table:table-cell>
          <table:table-cell office:value-type="string">
            <text:p>desist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346;</text:p>
          </table:table-cell>
          <table:table-cell office:value-type="string">
            <text:p>desist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347;</text:p>
          </table:table-cell>
          <table:table-cell office:value-type="string">
            <text:p>desist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348;</text:p>
          </table:table-cell>
          <table:table-cell office:value-type="string">
            <text:p>desist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349;</text:p>
          </table:table-cell>
          <table:table-cell table:number-columns-repeated="2"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350;</text:p>
          </table:table-cell>
          <table:table-cell office:value-type="string">
            <text:p>desist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351;</text:p>
          </table:table-cell>
          <table:table-cell office:value-type="string">
            <text:p>desist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352;</text:p>
          </table:table-cell>
          <table:table-cell office:value-type="string">
            <text:p>desist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353;</text:p>
          </table:table-cell>
          <table:table-cell office:value-type="string">
            <text:p>desist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354;</text:p>
          </table:table-cell>
          <table:table-cell office:value-type="string">
            <text:p>desist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355;</text:p>
          </table:table-cell>
          <table:table-cell office:value-type="string">
            <text:p>desist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356;</text:p>
          </table:table-cell>
          <table:table-cell office:value-type="string">
            <text:p>desist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357;</text:p>
          </table:table-cell>
          <table:table-cell office:value-type="string">
            <text:p>desist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358;</text:p>
          </table:table-cell>
          <table:table-cell office:value-type="string">
            <text:p>desist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359;</text:p>
          </table:table-cell>
          <table:table-cell office:value-type="string">
            <text:p>desist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360;</text:p>
          </table:table-cell>
          <table:table-cell office:value-type="string">
            <text:p>desist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361;</text:p>
          </table:table-cell>
          <table:table-cell office:value-type="string">
            <text:p>desist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362;</text:p>
          </table:table-cell>
          <table:table-cell office:value-type="string">
            <text:p>desist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363;</text:p>
          </table:table-cell>
          <table:table-cell office:value-type="string">
            <text:p>desist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364;</text:p>
          </table:table-cell>
          <table:table-cell office:value-type="string">
            <text:p>desist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365;</text:p>
          </table:table-cell>
          <table:table-cell office:value-type="string">
            <text:p>divin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366;</text:p>
          </table:table-cell>
          <table:table-cell office:value-type="string">
            <text:p>divin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367;</text:p>
          </table:table-cell>
          <table:table-cell office:value-type="string">
            <text:p>divin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368;</text:p>
          </table:table-cell>
          <table:table-cell office:value-type="string">
            <text:p>divin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369;</text:p>
          </table:table-cell>
          <table:table-cell office:value-type="string">
            <text:p>divin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370;</text:p>
          </table:table-cell>
          <table:table-cell office:value-type="string">
            <text:p>divine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371;</text:p>
          </table:table-cell>
          <table:table-cell office:value-type="string">
            <text:p>divin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372;</text:p>
          </table:table-cell>
          <table:table-cell office:value-type="string">
            <text:p>divin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373;</text:p>
          </table:table-cell>
          <table:table-cell office:value-type="string">
            <text:p>divin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374;</text:p>
          </table:table-cell>
          <table:table-cell office:value-type="string">
            <text:p>divin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375;</text:p>
          </table:table-cell>
          <table:table-cell office:value-type="string">
            <text:p>divin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376;</text:p>
          </table:table-cell>
          <table:table-cell office:value-type="string">
            <text:p>divin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377;</text:p>
          </table:table-cell>
          <table:table-cell office:value-type="string">
            <text:p>divin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378;</text:p>
          </table:table-cell>
          <table:table-cell table:number-columns-repeated="2"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379;</text:p>
          </table:table-cell>
          <table:table-cell office:value-type="string">
            <text:p>divine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380;</text:p>
          </table:table-cell>
          <table:table-cell office:value-type="string">
            <text:p>divin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381;</text:p>
          </table:table-cell>
          <table:table-cell office:value-type="string">
            <text:p>divine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382;</text:p>
          </table:table-cell>
          <table:table-cell office:value-type="string">
            <text:p>divin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383;</text:p>
          </table:table-cell>
          <table:table-cell office:value-type="string">
            <text:p>divin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384;</text:p>
          </table:table-cell>
          <table:table-cell office:value-type="string">
            <text:p>divine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385;</text:p>
          </table:table-cell>
          <table:table-cell office:value-type="string">
            <text:p>divin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386;</text:p>
          </table:table-cell>
          <table:table-cell office:value-type="string">
            <text:p>divin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387;</text:p>
          </table:table-cell>
          <table:table-cell office:value-type="string">
            <text:p>divin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388;</text:p>
          </table:table-cell>
          <table:table-cell office:value-type="string">
            <text:p>divin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389;</text:p>
          </table:table-cell>
          <table:table-cell office:value-type="string">
            <text:p>divin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390;</text:p>
          </table:table-cell>
          <table:table-cell office:value-type="string">
            <text:p>divine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391;</text:p>
          </table:table-cell>
          <table:table-cell office:value-type="string">
            <text:p>divine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392;</text:p>
          </table:table-cell>
          <table:table-cell office:value-type="string">
            <text:p>divin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393;</text:p>
          </table:table-cell>
          <table:table-cell office:value-type="string">
            <text:p>regenerat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394;</text:p>
          </table:table-cell>
          <table:table-cell office:value-type="string">
            <text:p>regenerat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395;</text:p>
          </table:table-cell>
          <table:table-cell office:value-type="string">
            <text:p>regenerat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396;</text:p>
          </table:table-cell>
          <table:table-cell office:value-type="string">
            <text:p>regenerat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397;</text:p>
          </table:table-cell>
          <table:table-cell office:value-type="string">
            <text:p>regenerat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398;</text:p>
          </table:table-cell>
          <table:table-cell office:value-type="string">
            <text:p>regenerate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399;</text:p>
          </table:table-cell>
          <table:table-cell office:value-type="string">
            <text:p>regenerat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400;</text:p>
          </table:table-cell>
          <table:table-cell office:value-type="string">
            <text:p>regenerat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401;</text:p>
          </table:table-cell>
          <table:table-cell office:value-type="string">
            <text:p>regenerat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402;</text:p>
          </table:table-cell>
          <table:table-cell office:value-type="string">
            <text:p>regenerat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403;</text:p>
          </table:table-cell>
          <table:table-cell office:value-type="string">
            <text:p>regenerat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404;</text:p>
          </table:table-cell>
          <table:table-cell office:value-type="string">
            <text:p>regenerat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405;</text:p>
          </table:table-cell>
          <table:table-cell office:value-type="string">
            <text:p>regenerat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406;</text:p>
          </table:table-cell>
          <table:table-cell office:value-type="string">
            <text:p>regenerate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407;</text:p>
          </table:table-cell>
          <table:table-cell table:number-columns-repeated="2"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408;</text:p>
          </table:table-cell>
          <table:table-cell office:value-type="string">
            <text:p>regenerat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409;</text:p>
          </table:table-cell>
          <table:table-cell office:value-type="string">
            <text:p>regenerate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410;</text:p>
          </table:table-cell>
          <table:table-cell office:value-type="string">
            <text:p>regenerat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411;</text:p>
          </table:table-cell>
          <table:table-cell office:value-type="string">
            <text:p>regenerat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412;</text:p>
          </table:table-cell>
          <table:table-cell office:value-type="string">
            <text:p>regenerate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413;</text:p>
          </table:table-cell>
          <table:table-cell office:value-type="string">
            <text:p>regenerat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414;</text:p>
          </table:table-cell>
          <table:table-cell office:value-type="string">
            <text:p>regenerat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415;</text:p>
          </table:table-cell>
          <table:table-cell office:value-type="string">
            <text:p>regenerat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416;</text:p>
          </table:table-cell>
          <table:table-cell office:value-type="string">
            <text:p>regenerat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417;</text:p>
          </table:table-cell>
          <table:table-cell office:value-type="string">
            <text:p>regenerat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418;</text:p>
          </table:table-cell>
          <table:table-cell office:value-type="string">
            <text:p>regenerate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419;</text:p>
          </table:table-cell>
          <table:table-cell office:value-type="string">
            <text:p>regenerate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420;</text:p>
          </table:table-cell>
          <table:table-cell office:value-type="string">
            <text:p>regenerat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421;</text:p>
          </table:table-cell>
          <table:table-cell office:value-type="string">
            <text:p>necrot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422;</text:p>
          </table:table-cell>
          <table:table-cell office:value-type="string">
            <text:p>necrot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423;</text:p>
          </table:table-cell>
          <table:table-cell office:value-type="string">
            <text:p>necrot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424;</text:p>
          </table:table-cell>
          <table:table-cell office:value-type="string">
            <text:p>necrot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425;</text:p>
          </table:table-cell>
          <table:table-cell office:value-type="string">
            <text:p>necrot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426;</text:p>
          </table:table-cell>
          <table:table-cell office:value-type="string">
            <text:p>necrot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427;</text:p>
          </table:table-cell>
          <table:table-cell office:value-type="string">
            <text:p>necrot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428;</text:p>
          </table:table-cell>
          <table:table-cell office:value-type="string">
            <text:p>necrot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429;</text:p>
          </table:table-cell>
          <table:table-cell office:value-type="string">
            <text:p>necrot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430;</text:p>
          </table:table-cell>
          <table:table-cell office:value-type="string">
            <text:p>necrot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431;</text:p>
          </table:table-cell>
          <table:table-cell office:value-type="string">
            <text:p>necrot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432;</text:p>
          </table:table-cell>
          <table:table-cell office:value-type="string">
            <text:p>necrot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433;</text:p>
          </table:table-cell>
          <table:table-cell office:value-type="string">
            <text:p>necrot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434;</text:p>
          </table:table-cell>
          <table:table-cell office:value-type="string">
            <text:p>necrot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435;</text:p>
          </table:table-cell>
          <table:table-cell office:value-type="string">
            <text:p>necrot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436;</text:p>
          </table:table-cell>
          <table:table-cell office:value-type="string">
            <text:p>necrot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437;</text:p>
          </table:table-cell>
          <table:table-cell office:value-type="string">
            <text:p>necrot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438;</text:p>
          </table:table-cell>
          <table:table-cell office:value-type="string">
            <text:p>necrot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439;</text:p>
          </table:table-cell>
          <table:table-cell office:value-type="string">
            <text:p>necrot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440;</text:p>
          </table:table-cell>
          <table:table-cell office:value-type="string">
            <text:p>necrot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441;</text:p>
          </table:table-cell>
          <table:table-cell office:value-type="string">
            <text:p>necrot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442;</text:p>
          </table:table-cell>
          <table:table-cell office:value-type="string">
            <text:p>necrot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443;</text:p>
          </table:table-cell>
          <table:table-cell office:value-type="string">
            <text:p>necrot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444;</text:p>
          </table:table-cell>
          <table:table-cell office:value-type="string">
            <text:p>necrot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445;</text:p>
          </table:table-cell>
          <table:table-cell office:value-type="string">
            <text:p>necrot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446;</text:p>
          </table:table-cell>
          <table:table-cell office:value-type="string">
            <text:p>necrot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447;</text:p>
          </table:table-cell>
          <table:table-cell office:value-type="string">
            <text:p>necrot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448;</text:p>
          </table:table-cell>
          <table:table-cell office:value-type="string">
            <text:p>necrot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449;</text:p>
          </table:table-cell>
          <table:table-cell office:value-type="string">
            <text:p>degenerat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450;</text:p>
          </table:table-cell>
          <table:table-cell office:value-type="string">
            <text:p>degenerat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451;</text:p>
          </table:table-cell>
          <table:table-cell office:value-type="string">
            <text:p>degenerat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452;</text:p>
          </table:table-cell>
          <table:table-cell office:value-type="string">
            <text:p>degenerat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453;</text:p>
          </table:table-cell>
          <table:table-cell office:value-type="string">
            <text:p>degenerat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454;</text:p>
          </table:table-cell>
          <table:table-cell office:value-type="string">
            <text:p>degenerate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455;</text:p>
          </table:table-cell>
          <table:table-cell office:value-type="string">
            <text:p>degenerat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456;</text:p>
          </table:table-cell>
          <table:table-cell office:value-type="string">
            <text:p>degenerat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457;</text:p>
          </table:table-cell>
          <table:table-cell office:value-type="string">
            <text:p>degenerat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458;</text:p>
          </table:table-cell>
          <table:table-cell office:value-type="string">
            <text:p>degenerat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459;</text:p>
          </table:table-cell>
          <table:table-cell office:value-type="string">
            <text:p>degenerat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460;</text:p>
          </table:table-cell>
          <table:table-cell office:value-type="string">
            <text:p>degenerat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461;</text:p>
          </table:table-cell>
          <table:table-cell office:value-type="string">
            <text:p>degenerat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462;</text:p>
          </table:table-cell>
          <table:table-cell office:value-type="string">
            <text:p>degenerate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463;</text:p>
          </table:table-cell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464;</text:p>
          </table:table-cell>
          <table:table-cell office:value-type="string">
            <text:p>degenerat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465;</text:p>
          </table:table-cell>
          <table:table-cell table:number-columns-repeated="2"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466;</text:p>
          </table:table-cell>
          <table:table-cell office:value-type="string">
            <text:p>degenerat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467;</text:p>
          </table:table-cell>
          <table:table-cell office:value-type="string">
            <text:p>degenerat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468;</text:p>
          </table:table-cell>
          <table:table-cell office:value-type="string">
            <text:p>degenerate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469;</text:p>
          </table:table-cell>
          <table:table-cell office:value-type="string">
            <text:p>degenerat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470;</text:p>
          </table:table-cell>
          <table:table-cell office:value-type="string">
            <text:p>degenerat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471;</text:p>
          </table:table-cell>
          <table:table-cell office:value-type="string">
            <text:p>degenerat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472;</text:p>
          </table:table-cell>
          <table:table-cell office:value-type="string">
            <text:p>degenerat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473;</text:p>
          </table:table-cell>
          <table:table-cell office:value-type="string">
            <text:p>degenerat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474;</text:p>
          </table:table-cell>
          <table:table-cell office:value-type="string">
            <text:p>degenerate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475;</text:p>
          </table:table-cell>
          <table:table-cell office:value-type="string">
            <text:p>degenerate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476;</text:p>
          </table:table-cell>
          <table:table-cell office:value-type="string">
            <text:p>degenerat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477;</text:p>
          </table:table-cell>
          <table:table-cell office:value-type="string">
            <text:p>fabrim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478;</text:p>
          </table:table-cell>
          <table:table-cell office:value-type="string">
            <text:p>fabrim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479;</text:p>
          </table:table-cell>
          <table:table-cell office:value-type="string">
            <text:p>fabrim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480;</text:p>
          </table:table-cell>
          <table:table-cell office:value-type="string">
            <text:p>fabrim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481;</text:p>
          </table:table-cell>
          <table:table-cell office:value-type="string">
            <text:p>fabrim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482;</text:p>
          </table:table-cell>
          <table:table-cell office:value-type="string">
            <text:p>fabrim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483;</text:p>
          </table:table-cell>
          <table:table-cell office:value-type="string">
            <text:p>fabrim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484;</text:p>
          </table:table-cell>
          <table:table-cell office:value-type="string">
            <text:p>fabrim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485;</text:p>
          </table:table-cell>
          <table:table-cell office:value-type="string">
            <text:p>fabrim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486;</text:p>
          </table:table-cell>
          <table:table-cell office:value-type="string">
            <text:p>fabrim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487;</text:p>
          </table:table-cell>
          <table:table-cell office:value-type="string">
            <text:p>fabrim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488;</text:p>
          </table:table-cell>
          <table:table-cell office:value-type="string">
            <text:p>fabrim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489;</text:p>
          </table:table-cell>
          <table:table-cell office:value-type="string">
            <text:p>fabrim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490;</text:p>
          </table:table-cell>
          <table:table-cell office:value-type="string">
            <text:p>fabrim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491;</text:p>
          </table:table-cell>
          <table:table-cell office:value-type="string">
            <text:p>fabrim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492;</text:p>
          </table:table-cell>
          <table:table-cell office:value-type="string">
            <text:p>fabrim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493;</text:p>
          </table:table-cell>
          <table:table-cell office:value-type="string">
            <text:p>fabrim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494;</text:p>
          </table:table-cell>
          <table:table-cell office:value-type="string">
            <text:p>fabrim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495;</text:p>
          </table:table-cell>
          <table:table-cell office:value-type="string">
            <text:p>fabrim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496;</text:p>
          </table:table-cell>
          <table:table-cell office:value-type="string">
            <text:p>fabrim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497;</text:p>
          </table:table-cell>
          <table:table-cell office:value-type="string">
            <text:p>fabrim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498;</text:p>
          </table:table-cell>
          <table:table-cell office:value-type="string">
            <text:p>fabrim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499;</text:p>
          </table:table-cell>
          <table:table-cell office:value-type="string">
            <text:p>fabrim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500;</text:p>
          </table:table-cell>
          <table:table-cell office:value-type="string">
            <text:p>fabrim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501;</text:p>
          </table:table-cell>
          <table:table-cell office:value-type="string">
            <text:p>fabrim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502;</text:p>
          </table:table-cell>
          <table:table-cell office:value-type="string">
            <text:p>fabrim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503;</text:p>
          </table:table-cell>
          <table:table-cell office:value-type="string">
            <text:p>fabrim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504;</text:p>
          </table:table-cell>
          <table:table-cell office:value-type="string">
            <text:p>fabrim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505;</text:p>
          </table:table-cell>
          <table:table-cell office:value-type="string">
            <text:p>charm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506;</text:p>
          </table:table-cell>
          <table:table-cell office:value-type="string">
            <text:p>charm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507;</text:p>
          </table:table-cell>
          <table:table-cell office:value-type="string">
            <text:p>charm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508;</text:p>
          </table:table-cell>
          <table:table-cell office:value-type="string">
            <text:p>charm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509;</text:p>
          </table:table-cell>
          <table:table-cell office:value-type="string">
            <text:p>charm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510;</text:p>
          </table:table-cell>
          <table:table-cell office:value-type="string">
            <text:p>charm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511;</text:p>
          </table:table-cell>
          <table:table-cell office:value-type="string">
            <text:p>charm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512;</text:p>
          </table:table-cell>
          <table:table-cell office:value-type="string">
            <text:p>charm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513;</text:p>
          </table:table-cell>
          <table:table-cell office:value-type="string">
            <text:p>charm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514;</text:p>
          </table:table-cell>
          <table:table-cell office:value-type="string">
            <text:p>charm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515;</text:p>
          </table:table-cell>
          <table:table-cell office:value-type="string">
            <text:p>charm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516;</text:p>
          </table:table-cell>
          <table:table-cell office:value-type="string">
            <text:p>charm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517;</text:p>
          </table:table-cell>
          <table:table-cell office:value-type="string">
            <text:p>charm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518;</text:p>
          </table:table-cell>
          <table:table-cell office:value-type="string">
            <text:p>charm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519;</text:p>
          </table:table-cell>
          <table:table-cell office:value-type="string">
            <text:p>charm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520;</text:p>
          </table:table-cell>
          <table:table-cell office:value-type="string">
            <text:p>charm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521;</text:p>
          </table:table-cell>
          <table:table-cell office:value-type="string">
            <text:p>charm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522;</text:p>
          </table:table-cell>
          <table:table-cell office:value-type="string">
            <text:p>charm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523;</text:p>
          </table:table-cell>
          <table:table-cell table:number-columns-repeated="2"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524;</text:p>
          </table:table-cell>
          <table:table-cell office:value-type="string">
            <text:p>charm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525;</text:p>
          </table:table-cell>
          <table:table-cell office:value-type="string">
            <text:p>charm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526;</text:p>
          </table:table-cell>
          <table:table-cell office:value-type="string">
            <text:p>charm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527;</text:p>
          </table:table-cell>
          <table:table-cell office:value-type="string">
            <text:p>charm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528;</text:p>
          </table:table-cell>
          <table:table-cell office:value-type="string">
            <text:p>charm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529;</text:p>
          </table:table-cell>
          <table:table-cell office:value-type="string">
            <text:p>charm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530;</text:p>
          </table:table-cell>
          <table:table-cell office:value-type="string">
            <text:p>charm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531;</text:p>
          </table:table-cell>
          <table:table-cell office:value-type="string">
            <text:p>charm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532;</text:p>
          </table:table-cell>
          <table:table-cell office:value-type="string">
            <text:p>charm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533;</text:p>
          </table:table-cell>
          <table:table-cell office:value-type="string">
            <text:p>evok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534;</text:p>
          </table:table-cell>
          <table:table-cell office:value-type="string">
            <text:p>evok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535;</text:p>
          </table:table-cell>
          <table:table-cell office:value-type="string">
            <text:p>evok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536;</text:p>
          </table:table-cell>
          <table:table-cell office:value-type="string">
            <text:p>evok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537;</text:p>
          </table:table-cell>
          <table:table-cell office:value-type="string">
            <text:p>evok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538;</text:p>
          </table:table-cell>
          <table:table-cell office:value-type="string">
            <text:p>evoke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539;</text:p>
          </table:table-cell>
          <table:table-cell office:value-type="string">
            <text:p>evok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540;</text:p>
          </table:table-cell>
          <table:table-cell office:value-type="string">
            <text:p>evok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541;</text:p>
          </table:table-cell>
          <table:table-cell office:value-type="string">
            <text:p>evok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542;</text:p>
          </table:table-cell>
          <table:table-cell office:value-type="string">
            <text:p>evok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543;</text:p>
          </table:table-cell>
          <table:table-cell office:value-type="string">
            <text:p>evok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544;</text:p>
          </table:table-cell>
          <table:table-cell office:value-type="string">
            <text:p>evok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545;</text:p>
          </table:table-cell>
          <table:table-cell office:value-type="string">
            <text:p>evok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546;</text:p>
          </table:table-cell>
          <table:table-cell office:value-type="string">
            <text:p>evoke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547;</text:p>
          </table:table-cell>
          <table:table-cell office:value-type="string">
            <text:p>evoke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548;</text:p>
          </table:table-cell>
          <table:table-cell office:value-type="string">
            <text:p>evok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549;</text:p>
          </table:table-cell>
          <table:table-cell office:value-type="string">
            <text:p>evoke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550;</text:p>
          </table:table-cell>
          <table:table-cell office:value-type="string">
            <text:p>evok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551;</text:p>
          </table:table-cell>
          <table:table-cell office:value-type="string">
            <text:p>evok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552;</text:p>
          </table:table-cell>
          <table:table-cell table:number-columns-repeated="2"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553;</text:p>
          </table:table-cell>
          <table:table-cell office:value-type="string">
            <text:p>evok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554;</text:p>
          </table:table-cell>
          <table:table-cell office:value-type="string">
            <text:p>evok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555;</text:p>
          </table:table-cell>
          <table:table-cell office:value-type="string">
            <text:p>evok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556;</text:p>
          </table:table-cell>
          <table:table-cell office:value-type="string">
            <text:p>evok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557;</text:p>
          </table:table-cell>
          <table:table-cell office:value-type="string">
            <text:p>evok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558;</text:p>
          </table:table-cell>
          <table:table-cell office:value-type="string">
            <text:p>evoke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559;</text:p>
          </table:table-cell>
          <table:table-cell office:value-type="string">
            <text:p>evoke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560;</text:p>
          </table:table-cell>
          <table:table-cell office:value-type="string">
            <text:p>evok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561;</text:p>
          </table:table-cell>
          <table:table-cell office:value-type="string">
            <text:p>immut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562;</text:p>
          </table:table-cell>
          <table:table-cell office:value-type="string">
            <text:p>immut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563;</text:p>
          </table:table-cell>
          <table:table-cell office:value-type="string">
            <text:p>immut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564;</text:p>
          </table:table-cell>
          <table:table-cell office:value-type="string">
            <text:p>immut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565;</text:p>
          </table:table-cell>
          <table:table-cell office:value-type="string">
            <text:p>immut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566;</text:p>
          </table:table-cell>
          <table:table-cell office:value-type="string">
            <text:p>immute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567;</text:p>
          </table:table-cell>
          <table:table-cell office:value-type="string">
            <text:p>immut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568;</text:p>
          </table:table-cell>
          <table:table-cell office:value-type="string">
            <text:p>immut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569;</text:p>
          </table:table-cell>
          <table:table-cell office:value-type="string">
            <text:p>immut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570;</text:p>
          </table:table-cell>
          <table:table-cell office:value-type="string">
            <text:p>immut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571;</text:p>
          </table:table-cell>
          <table:table-cell office:value-type="string">
            <text:p>immut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572;</text:p>
          </table:table-cell>
          <table:table-cell office:value-type="string">
            <text:p>immut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573;</text:p>
          </table:table-cell>
          <table:table-cell office:value-type="string">
            <text:p>immut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574;</text:p>
          </table:table-cell>
          <table:table-cell office:value-type="string">
            <text:p>immute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575;</text:p>
          </table:table-cell>
          <table:table-cell office:value-type="string">
            <text:p>immute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576;</text:p>
          </table:table-cell>
          <table:table-cell office:value-type="string">
            <text:p>immut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577;</text:p>
          </table:table-cell>
          <table:table-cell office:value-type="string">
            <text:p>immute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578;</text:p>
          </table:table-cell>
          <table:table-cell office:value-type="string">
            <text:p>immut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579;</text:p>
          </table:table-cell>
          <table:table-cell office:value-type="string">
            <text:p>immut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580;</text:p>
          </table:table-cell>
          <table:table-cell office:value-type="string">
            <text:p>immute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581;</text:p>
          </table:table-cell>
          <table:table-cell office:value-type="string">
            <text:p>immut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582;</text:p>
          </table:table-cell>
          <table:table-cell office:value-type="string">
            <text:p>immut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583;</text:p>
          </table:table-cell>
          <table:table-cell office:value-type="string">
            <text:p>immut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584;</text:p>
          </table:table-cell>
          <table:table-cell office:value-type="string">
            <text:p>immut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585;</text:p>
          </table:table-cell>
          <table:table-cell office:value-type="string">
            <text:p>immut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586;</text:p>
          </table:table-cell>
          <table:table-cell office:value-type="string">
            <text:p>immute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587;</text:p>
          </table:table-cell>
          <table:table-cell office:value-type="string">
            <text:p>immute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588;</text:p>
          </table:table-cell>
          <table:table-cell office:value-type="string">
            <text:p>immut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589;</text:p>
          </table:table-cell>
          <table:table-cell office:value-type="string">
            <text:p>dunam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590;</text:p>
          </table:table-cell>
          <table:table-cell office:value-type="string">
            <text:p>dunam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591;</text:p>
          </table:table-cell>
          <table:table-cell office:value-type="string">
            <text:p>dunam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592;</text:p>
          </table:table-cell>
          <table:table-cell office:value-type="string">
            <text:p>dunam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593;</text:p>
          </table:table-cell>
          <table:table-cell office:value-type="string">
            <text:p>dunam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594;</text:p>
          </table:table-cell>
          <table:table-cell office:value-type="string">
            <text:p>dunam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595;</text:p>
          </table:table-cell>
          <table:table-cell office:value-type="string">
            <text:p>dunam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596;</text:p>
          </table:table-cell>
          <table:table-cell office:value-type="string">
            <text:p>dunam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597;</text:p>
          </table:table-cell>
          <table:table-cell office:value-type="string">
            <text:p>dunam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598;</text:p>
          </table:table-cell>
          <table:table-cell office:value-type="string">
            <text:p>dunam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599;</text:p>
          </table:table-cell>
          <table:table-cell office:value-type="string">
            <text:p>dunam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600;</text:p>
          </table:table-cell>
          <table:table-cell office:value-type="string">
            <text:p>dunam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601;</text:p>
          </table:table-cell>
          <table:table-cell office:value-type="string">
            <text:p>dunam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602;</text:p>
          </table:table-cell>
          <table:table-cell office:value-type="string">
            <text:p>dunam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603;</text:p>
          </table:table-cell>
          <table:table-cell office:value-type="string">
            <text:p>dunam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604;</text:p>
          </table:table-cell>
          <table:table-cell office:value-type="string">
            <text:p>dunam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605;</text:p>
          </table:table-cell>
          <table:table-cell office:value-type="string">
            <text:p>dunam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606;</text:p>
          </table:table-cell>
          <table:table-cell office:value-type="string">
            <text:p>dunam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607;</text:p>
          </table:table-cell>
          <table:table-cell office:value-type="string">
            <text:p>dunam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608;</text:p>
          </table:table-cell>
          <table:table-cell office:value-type="string">
            <text:p>dunam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609;</text:p>
          </table:table-cell>
          <table:table-cell office:value-type="string">
            <text:p>dunam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610;</text:p>
          </table:table-cell>
          <table:table-cell office:value-type="string">
            <text:p>dunam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611;</text:p>
          </table:table-cell>
          <table:table-cell office:value-type="string">
            <text:p>dunam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612;</text:p>
          </table:table-cell>
          <table:table-cell office:value-type="string">
            <text:p>dunam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613;</text:p>
          </table:table-cell>
          <table:table-cell office:value-type="string">
            <text:p>dunam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614;</text:p>
          </table:table-cell>
          <table:table-cell office:value-type="string">
            <text:p>dunam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615;</text:p>
          </table:table-cell>
          <table:table-cell office:value-type="string">
            <text:p>dunam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616;</text:p>
          </table:table-cell>
          <table:table-cell office:value-type="string">
            <text:p>dunam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617;</text:p>
          </table:table-cell>
          <table:table-cell office:value-type="string">
            <text:p>immort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618;</text:p>
          </table:table-cell>
          <table:table-cell office:value-type="string">
            <text:p>immort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619;</text:p>
          </table:table-cell>
          <table:table-cell office:value-type="string">
            <text:p>immort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620;</text:p>
          </table:table-cell>
          <table:table-cell office:value-type="string">
            <text:p>immort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621;</text:p>
          </table:table-cell>
          <table:table-cell office:value-type="string">
            <text:p>immort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622;</text:p>
          </table:table-cell>
          <table:table-cell office:value-type="string">
            <text:p>immort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623;</text:p>
          </table:table-cell>
          <table:table-cell office:value-type="string">
            <text:p>immort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624;</text:p>
          </table:table-cell>
          <table:table-cell office:value-type="string">
            <text:p>immort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625;</text:p>
          </table:table-cell>
          <table:table-cell office:value-type="string">
            <text:p>immort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626;</text:p>
          </table:table-cell>
          <table:table-cell office:value-type="string">
            <text:p>immort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627;</text:p>
          </table:table-cell>
          <table:table-cell office:value-type="string">
            <text:p>immort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628;</text:p>
          </table:table-cell>
          <table:table-cell office:value-type="string">
            <text:p>immort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629;</text:p>
          </table:table-cell>
          <table:table-cell office:value-type="string">
            <text:p>immort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630;</text:p>
          </table:table-cell>
          <table:table-cell office:value-type="string">
            <text:p>immort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631;</text:p>
          </table:table-cell>
          <table:table-cell office:value-type="string">
            <text:p>immort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632;</text:p>
          </table:table-cell>
          <table:table-cell office:value-type="string">
            <text:p>immort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633;</text:p>
          </table:table-cell>
          <table:table-cell office:value-type="string">
            <text:p>immort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634;</text:p>
          </table:table-cell>
          <table:table-cell office:value-type="string">
            <text:p>immort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635;</text:p>
          </table:table-cell>
          <table:table-cell office:value-type="string">
            <text:p>immort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636;</text:p>
          </table:table-cell>
          <table:table-cell office:value-type="string">
            <text:p>immort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637;</text:p>
          </table:table-cell>
          <table:table-cell office:value-type="string">
            <text:p>immort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638;</text:p>
          </table:table-cell>
          <table:table-cell office:value-type="string">
            <text:p>immort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639;</text:p>
          </table:table-cell>
          <table:table-cell office:value-type="string">
            <text:p>immort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640;</text:p>
          </table:table-cell>
          <table:table-cell office:value-type="string">
            <text:p>immort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641;</text:p>
          </table:table-cell>
          <table:table-cell office:value-type="string">
            <text:p>immort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642;</text:p>
          </table:table-cell>
          <table:table-cell office:value-type="string">
            <text:p>immort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643;</text:p>
          </table:table-cell>
          <table:table-cell office:value-type="string">
            <text:p>immort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644;</text:p>
          </table:table-cell>
          <table:table-cell office:value-type="string">
            <text:p>immort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645;</text:p>
          </table:table-cell>
          <table:table-cell office:value-type="string">
            <text:p>dragon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646;</text:p>
          </table:table-cell>
          <table:table-cell office:value-type="string">
            <text:p>dragon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647;</text:p>
          </table:table-cell>
          <table:table-cell office:value-type="string">
            <text:p>dragon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648;</text:p>
          </table:table-cell>
          <table:table-cell office:value-type="string">
            <text:p>dragon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649;</text:p>
          </table:table-cell>
          <table:table-cell office:value-type="string">
            <text:p>dragon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650;</text:p>
          </table:table-cell>
          <table:table-cell office:value-type="string">
            <text:p>dragon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651;</text:p>
          </table:table-cell>
          <table:table-cell office:value-type="string">
            <text:p>dragon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652;</text:p>
          </table:table-cell>
          <table:table-cell office:value-type="string">
            <text:p>dragon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653;</text:p>
          </table:table-cell>
          <table:table-cell office:value-type="string">
            <text:p>dragon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654;</text:p>
          </table:table-cell>
          <table:table-cell office:value-type="string">
            <text:p>dragon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655;</text:p>
          </table:table-cell>
          <table:table-cell office:value-type="string">
            <text:p>dragon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656;</text:p>
          </table:table-cell>
          <table:table-cell office:value-type="string">
            <text:p>dragon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657;</text:p>
          </table:table-cell>
          <table:table-cell office:value-type="string">
            <text:p>dragon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658;</text:p>
          </table:table-cell>
          <table:table-cell office:value-type="string">
            <text:p>dragon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659;</text:p>
          </table:table-cell>
          <table:table-cell office:value-type="string">
            <text:p>dragon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660;</text:p>
          </table:table-cell>
          <table:table-cell office:value-type="string">
            <text:p>dragon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661;</text:p>
          </table:table-cell>
          <table:table-cell office:value-type="string">
            <text:p>dragon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662;</text:p>
          </table:table-cell>
          <table:table-cell office:value-type="string">
            <text:p>dragon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663;</text:p>
          </table:table-cell>
          <table:table-cell office:value-type="string">
            <text:p>dragon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664;</text:p>
          </table:table-cell>
          <table:table-cell office:value-type="string">
            <text:p>dragon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665;</text:p>
          </table:table-cell>
          <table:table-cell office:value-type="string">
            <text:p>dragon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666;</text:p>
          </table:table-cell>
          <table:table-cell office:value-type="string">
            <text:p>dragon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667;</text:p>
          </table:table-cell>
          <table:table-cell office:value-type="string">
            <text:p>dragon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668;</text:p>
          </table:table-cell>
          <table:table-cell table:number-columns-repeated="2"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669;</text:p>
          </table:table-cell>
          <table:table-cell office:value-type="string">
            <text:p>dragon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670;</text:p>
          </table:table-cell>
          <table:table-cell office:value-type="string">
            <text:p>dragon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671;</text:p>
          </table:table-cell>
          <table:table-cell office:value-type="string">
            <text:p>dragon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672;</text:p>
          </table:table-cell>
          <table:table-cell office:value-type="string">
            <text:p>dragon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673;</text:p>
          </table:table-cell>
          <table:table-cell office:value-type="string">
            <text:p>mortal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674;</text:p>
          </table:table-cell>
          <table:table-cell office:value-type="string">
            <text:p>mortal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675;</text:p>
          </table:table-cell>
          <table:table-cell office:value-type="string">
            <text:p>mortal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676;</text:p>
          </table:table-cell>
          <table:table-cell office:value-type="string">
            <text:p>mortal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677;</text:p>
          </table:table-cell>
          <table:table-cell office:value-type="string">
            <text:p>mortal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678;</text:p>
          </table:table-cell>
          <table:table-cell office:value-type="string">
            <text:p>mortal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679;</text:p>
          </table:table-cell>
          <table:table-cell office:value-type="string">
            <text:p>mortal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680;</text:p>
          </table:table-cell>
          <table:table-cell office:value-type="string">
            <text:p>mortal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681;</text:p>
          </table:table-cell>
          <table:table-cell office:value-type="string">
            <text:p>mortal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682;</text:p>
          </table:table-cell>
          <table:table-cell office:value-type="string">
            <text:p>mortal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683;</text:p>
          </table:table-cell>
          <table:table-cell office:value-type="string">
            <text:p>mortal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684;</text:p>
          </table:table-cell>
          <table:table-cell office:value-type="string">
            <text:p>mortal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685;</text:p>
          </table:table-cell>
          <table:table-cell office:value-type="string">
            <text:p>mortal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686;</text:p>
          </table:table-cell>
          <table:table-cell office:value-type="string">
            <text:p>mortal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687;</text:p>
          </table:table-cell>
          <table:table-cell office:value-type="string">
            <text:p>mortal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688;</text:p>
          </table:table-cell>
          <table:table-cell office:value-type="string">
            <text:p>mortal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689;</text:p>
          </table:table-cell>
          <table:table-cell office:value-type="string">
            <text:p>mortal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690;</text:p>
          </table:table-cell>
          <table:table-cell office:value-type="string">
            <text:p>mortal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691;</text:p>
          </table:table-cell>
          <table:table-cell office:value-type="string">
            <text:p>mortal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692;</text:p>
          </table:table-cell>
          <table:table-cell office:value-type="string">
            <text:p>mortal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693;</text:p>
          </table:table-cell>
          <table:table-cell office:value-type="string">
            <text:p>mortal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694;</text:p>
          </table:table-cell>
          <table:table-cell office:value-type="string">
            <text:p>mortal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695;</text:p>
          </table:table-cell>
          <table:table-cell office:value-type="string">
            <text:p>mortal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696;</text:p>
          </table:table-cell>
          <table:table-cell office:value-type="string">
            <text:p>mortal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697;</text:p>
          </table:table-cell>
          <table:table-cell table:number-columns-repeated="2"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698;</text:p>
          </table:table-cell>
          <table:table-cell office:value-type="string">
            <text:p>mortal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699;</text:p>
          </table:table-cell>
          <table:table-cell office:value-type="string">
            <text:p>mortal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700;</text:p>
          </table:table-cell>
          <table:table-cell office:value-type="string">
            <text:p>mortal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701;</text:p>
          </table:table-cell>
          <table:table-cell office:value-type="string">
            <text:p>abjur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702;</text:p>
          </table:table-cell>
          <table:table-cell office:value-type="string">
            <text:p>abjur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703;</text:p>
          </table:table-cell>
          <table:table-cell office:value-type="string">
            <text:p>abjur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704;</text:p>
          </table:table-cell>
          <table:table-cell office:value-type="string">
            <text:p>abjur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705;</text:p>
          </table:table-cell>
          <table:table-cell office:value-type="string">
            <text:p>abjur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706;</text:p>
          </table:table-cell>
          <table:table-cell office:value-type="string">
            <text:p>abjure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707;</text:p>
          </table:table-cell>
          <table:table-cell office:value-type="string">
            <text:p>abjur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708;</text:p>
          </table:table-cell>
          <table:table-cell office:value-type="string">
            <text:p>abjur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709;</text:p>
          </table:table-cell>
          <table:table-cell office:value-type="string">
            <text:p>abjur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710;</text:p>
          </table:table-cell>
          <table:table-cell office:value-type="string">
            <text:p>abjur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711;</text:p>
          </table:table-cell>
          <table:table-cell office:value-type="string">
            <text:p>abjur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712;</text:p>
          </table:table-cell>
          <table:table-cell office:value-type="string">
            <text:p>abjur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713;</text:p>
          </table:table-cell>
          <table:table-cell office:value-type="string">
            <text:p>abjur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714;</text:p>
          </table:table-cell>
          <table:table-cell office:value-type="string">
            <text:p>abjure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715;</text:p>
          </table:table-cell>
          <table:table-cell office:value-type="string">
            <text:p>abjure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716;</text:p>
          </table:table-cell>
          <table:table-cell office:value-type="string">
            <text:p>abjur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717;</text:p>
          </table:table-cell>
          <table:table-cell office:value-type="string">
            <text:p>abjure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718;</text:p>
          </table:table-cell>
          <table:table-cell office:value-type="string">
            <text:p>abjur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719;</text:p>
          </table:table-cell>
          <table:table-cell office:value-type="string">
            <text:p>abjur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720;</text:p>
          </table:table-cell>
          <table:table-cell office:value-type="string">
            <text:p>abjure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721;</text:p>
          </table:table-cell>
          <table:table-cell office:value-type="string">
            <text:p>abjur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722;</text:p>
          </table:table-cell>
          <table:table-cell office:value-type="string">
            <text:p>abjur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723;</text:p>
          </table:table-cell>
          <table:table-cell office:value-type="string">
            <text:p>abjur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724;</text:p>
          </table:table-cell>
          <table:table-cell office:value-type="string">
            <text:p>abjur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725;</text:p>
          </table:table-cell>
          <table:table-cell office:value-type="string">
            <text:p>abjur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726;</text:p>
          </table:table-cell>
          <table:table-cell table:number-columns-repeated="2"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727;</text:p>
          </table:table-cell>
          <table:table-cell office:value-type="string">
            <text:p>abjure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728;</text:p>
          </table:table-cell>
          <table:table-cell office:value-type="string">
            <text:p>abjur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729;</text:p>
          </table:table-cell>
          <table:table-cell office:value-type="string">
            <text:p>bane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730;</text:p>
          </table:table-cell>
          <table:table-cell office:value-type="string">
            <text:p>bane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731;</text:p>
          </table:table-cell>
          <table:table-cell office:value-type="string">
            <text:p>bane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732;</text:p>
          </table:table-cell>
          <table:table-cell office:value-type="string">
            <text:p>bane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733;</text:p>
          </table:table-cell>
          <table:table-cell office:value-type="string">
            <text:p>bane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734;</text:p>
          </table:table-cell>
          <table:table-cell office:value-type="string">
            <text:p>bane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735;</text:p>
          </table:table-cell>
          <table:table-cell office:value-type="string">
            <text:p>bane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736;</text:p>
          </table:table-cell>
          <table:table-cell office:value-type="string">
            <text:p>bane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737;</text:p>
          </table:table-cell>
          <table:table-cell office:value-type="string">
            <text:p>bane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738;</text:p>
          </table:table-cell>
          <table:table-cell office:value-type="string">
            <text:p>bane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739;</text:p>
          </table:table-cell>
          <table:table-cell office:value-type="string">
            <text:p>bane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740;</text:p>
          </table:table-cell>
          <table:table-cell office:value-type="string">
            <text:p>bane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741;</text:p>
          </table:table-cell>
          <table:table-cell office:value-type="string">
            <text:p>bane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742;</text:p>
          </table:table-cell>
          <table:table-cell office:value-type="string">
            <text:p>bane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743;</text:p>
          </table:table-cell>
          <table:table-cell office:value-type="string">
            <text:p>bane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744;</text:p>
          </table:table-cell>
          <table:table-cell office:value-type="string">
            <text:p>bane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745;</text:p>
          </table:table-cell>
          <table:table-cell office:value-type="string">
            <text:p>bane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746;</text:p>
          </table:table-cell>
          <table:table-cell office:value-type="string">
            <text:p>bane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747;</text:p>
          </table:table-cell>
          <table:table-cell office:value-type="string">
            <text:p>bane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748;</text:p>
          </table:table-cell>
          <table:table-cell office:value-type="string">
            <text:p>bane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749;</text:p>
          </table:table-cell>
          <table:table-cell office:value-type="string">
            <text:p>bane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750;</text:p>
          </table:table-cell>
          <table:table-cell office:value-type="string">
            <text:p>bane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751;</text:p>
          </table:table-cell>
          <table:table-cell office:value-type="string">
            <text:p>bane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752;</text:p>
          </table:table-cell>
          <table:table-cell office:value-type="string">
            <text:p>bane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753;</text:p>
          </table:table-cell>
          <table:table-cell office:value-type="string">
            <text:p>bane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754;</text:p>
          </table:table-cell>
          <table:table-cell office:value-type="string">
            <text:p>bane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755;</text:p>
          </table:table-cell>
          <table:table-cell table:number-columns-repeated="2"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756;</text:p>
          </table:table-cell>
          <table:table-cell office:value-type="string">
            <text:p>bane</text:p>
          </table:table-cell>
          <table:table-cell office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>
            <text:p>757;</text:p>
          </table:table-cell>
          <table:table-cell office:value-type="string">
            <text:p>spirit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758;</text:p>
          </table:table-cell>
          <table:table-cell office:value-type="string">
            <text:p>spirit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759;</text:p>
          </table:table-cell>
          <table:table-cell office:value-type="string">
            <text:p>spirit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760;</text:p>
          </table:table-cell>
          <table:table-cell office:value-type="string">
            <text:p>spirit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761;</text:p>
          </table:table-cell>
          <table:table-cell office:value-type="string">
            <text:p>spirit</text:p>
          </table:table-cell>
          <table:table-cell office:value-type="string">
            <text:p>healing</text:p>
          </table:table-cell>
          <table:table-cell table:number-columns-repeated="2"/>
        </table:table-row>
        <table:table-row table:style-name="ro1">
          <table:table-cell office:value-type="string">
            <text:p>762;</text:p>
          </table:table-cell>
          <table:table-cell office:value-type="string">
            <text:p>spirit</text:p>
          </table:table-cell>
          <table:table-cell office:value-type="string">
            <text:p>disease</text:p>
          </table:table-cell>
          <table:table-cell table:number-columns-repeated="2"/>
        </table:table-row>
        <table:table-row table:style-name="ro1">
          <table:table-cell office:value-type="string">
            <text:p>763;</text:p>
          </table:table-cell>
          <table:table-cell office:value-type="string">
            <text:p>spirit</text:p>
          </table:table-cell>
          <table:table-cell office:value-type="string">
            <text:p>illusion</text:p>
          </table:table-cell>
          <table:table-cell table:number-columns-repeated="2"/>
        </table:table-row>
        <table:table-row table:style-name="ro1">
          <table:table-cell office:value-type="string">
            <text:p>764;</text:p>
          </table:table-cell>
          <table:table-cell office:value-type="string">
            <text:p>spirit</text:p>
          </table:table-cell>
          <table:table-cell office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>
            <text:p>765;</text:p>
          </table:table-cell>
          <table:table-cell office:value-type="string">
            <text:p>spirit</text:p>
          </table:table-cell>
          <table:table-cell office:value-type="string">
            <text:p>arcana</text:p>
          </table:table-cell>
          <table:table-cell table:number-columns-repeated="2"/>
        </table:table-row>
        <table:table-row table:style-name="ro1">
          <table:table-cell office:value-type="string">
            <text:p>766;</text:p>
          </table:table-cell>
          <table:table-cell office:value-type="string">
            <text:p>spirit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767;</text:p>
          </table:table-cell>
          <table:table-cell office:value-type="string">
            <text:p>spirit</text:p>
          </table:table-cell>
          <table:table-cell office:value-type="string">
            <text:p>form</text:p>
          </table:table-cell>
          <table:table-cell table:number-columns-repeated="2"/>
        </table:table-row>
        <table:table-row table:style-name="ro1">
          <table:table-cell office:value-type="string">
            <text:p>768;</text:p>
          </table:table-cell>
          <table:table-cell office:value-type="string">
            <text:p>spirit</text:p>
          </table:table-cell>
          <table:table-cell office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>
            <text:p>769;</text:p>
          </table:table-cell>
          <table:table-cell office:value-type="string">
            <text:p>spirit</text:p>
          </table:table-cell>
          <table:table-cell office:value-type="string">
            <text:p>desist</text:p>
          </table:table-cell>
          <table:table-cell table:number-columns-repeated="2"/>
        </table:table-row>
        <table:table-row table:style-name="ro1">
          <table:table-cell office:value-type="string">
            <text:p>770;</text:p>
          </table:table-cell>
          <table:table-cell office:value-type="string">
            <text:p>spirit</text:p>
          </table:table-cell>
          <table:table-cell office:value-type="string">
            <text:p>divine</text:p>
          </table:table-cell>
          <table:table-cell table:number-columns-repeated="2"/>
        </table:table-row>
        <table:table-row table:style-name="ro1">
          <table:table-cell office:value-type="string">
            <text:p>771;</text:p>
          </table:table-cell>
          <table:table-cell office:value-type="string">
            <text:p>spirit</text:p>
          </table:table-cell>
          <table:table-cell office:value-type="string">
            <text:p>regenerate</text:p>
          </table:table-cell>
          <table:table-cell table:number-columns-repeated="2"/>
        </table:table-row>
        <table:table-row table:style-name="ro1">
          <table:table-cell office:value-type="string">
            <text:p>772;</text:p>
          </table:table-cell>
          <table:table-cell office:value-type="string">
            <text:p>spirit</text:p>
          </table:table-cell>
          <table:table-cell office:value-type="string">
            <text:p>necrot</text:p>
          </table:table-cell>
          <table:table-cell table:number-columns-repeated="2"/>
        </table:table-row>
        <table:table-row table:style-name="ro1">
          <table:table-cell office:value-type="string">
            <text:p>773;</text:p>
          </table:table-cell>
          <table:table-cell office:value-type="string">
            <text:p>spirit</text:p>
          </table:table-cell>
          <table:table-cell office:value-type="string">
            <text:p>degenerate</text:p>
          </table:table-cell>
          <table:table-cell table:number-columns-repeated="2"/>
        </table:table-row>
        <table:table-row table:style-name="ro1">
          <table:table-cell office:value-type="string">
            <text:p>774;</text:p>
          </table:table-cell>
          <table:table-cell office:value-type="string">
            <text:p>spirit</text:p>
          </table:table-cell>
          <table:table-cell office:value-type="string">
            <text:p>fabrim</text:p>
          </table:table-cell>
          <table:table-cell table:number-columns-repeated="2"/>
        </table:table-row>
        <table:table-row table:style-name="ro1">
          <table:table-cell office:value-type="string">
            <text:p>775;</text:p>
          </table:table-cell>
          <table:table-cell office:value-type="string">
            <text:p>spirit</text:p>
          </table:table-cell>
          <table:table-cell office:value-type="string">
            <text:p>charm</text:p>
          </table:table-cell>
          <table:table-cell table:number-columns-repeated="2"/>
        </table:table-row>
        <table:table-row table:style-name="ro1">
          <table:table-cell office:value-type="string">
            <text:p>776;</text:p>
          </table:table-cell>
          <table:table-cell office:value-type="string">
            <text:p>spirit</text:p>
          </table:table-cell>
          <table:table-cell office:value-type="string">
            <text:p>evoke</text:p>
          </table:table-cell>
          <table:table-cell table:number-columns-repeated="2"/>
        </table:table-row>
        <table:table-row table:style-name="ro1">
          <table:table-cell office:value-type="string">
            <text:p>777;</text:p>
          </table:table-cell>
          <table:table-cell office:value-type="string">
            <text:p>spirit</text:p>
          </table:table-cell>
          <table:table-cell office:value-type="string">
            <text:p>immute</text:p>
          </table:table-cell>
          <table:table-cell table:number-columns-repeated="2"/>
        </table:table-row>
        <table:table-row table:style-name="ro1">
          <table:table-cell office:value-type="string">
            <text:p>778;</text:p>
          </table:table-cell>
          <table:table-cell office:value-type="string">
            <text:p>spirit</text:p>
          </table:table-cell>
          <table:table-cell office:value-type="string">
            <text:p>dunam</text:p>
          </table:table-cell>
          <table:table-cell table:number-columns-repeated="2"/>
        </table:table-row>
        <table:table-row table:style-name="ro1">
          <table:table-cell office:value-type="string">
            <text:p>779;</text:p>
          </table:table-cell>
          <table:table-cell office:value-type="string">
            <text:p>spirit</text:p>
          </table:table-cell>
          <table:table-cell office:value-type="string">
            <text:p>immort</text:p>
          </table:table-cell>
          <table:table-cell table:number-columns-repeated="2"/>
        </table:table-row>
        <table:table-row table:style-name="ro1">
          <table:table-cell office:value-type="string">
            <text:p>780;</text:p>
          </table:table-cell>
          <table:table-cell office:value-type="string">
            <text:p>spirit</text:p>
          </table:table-cell>
          <table:table-cell office:value-type="string">
            <text:p>dragon</text:p>
          </table:table-cell>
          <table:table-cell table:number-columns-repeated="2"/>
        </table:table-row>
        <table:table-row table:style-name="ro1">
          <table:table-cell office:value-type="string">
            <text:p>781;</text:p>
          </table:table-cell>
          <table:table-cell office:value-type="string">
            <text:p>spirit</text:p>
          </table:table-cell>
          <table:table-cell office:value-type="string">
            <text:p>mortal</text:p>
          </table:table-cell>
          <table:table-cell table:number-columns-repeated="2"/>
        </table:table-row>
        <table:table-row table:style-name="ro1">
          <table:table-cell office:value-type="string">
            <text:p>782;</text:p>
          </table:table-cell>
          <table:table-cell office:value-type="string">
            <text:p>spirit</text:p>
          </table:table-cell>
          <table:table-cell office:value-type="string">
            <text:p>abjure</text:p>
          </table:table-cell>
          <table:table-cell table:number-columns-repeated="2"/>
        </table:table-row>
        <table:table-row table:style-name="ro1">
          <table:table-cell office:value-type="string">
            <text:p>783;</text:p>
          </table:table-cell>
          <table:table-cell office:value-type="string">
            <text:p>spirit</text:p>
          </table:table-cell>
          <table:table-cell office:value-type="string">
            <text:p>bane</text:p>
          </table:table-cell>
          <table:table-cell table:number-columns-repeated="2"/>
        </table:table-row>
        <table:table-row table:style-name="ro1">
          <table:table-cell office:value-type="string">
            <text:p>784;</text:p>
          </table:table-cell>
          <table:table-cell table:number-columns-repeated="2" office:value-type="string">
            <text:p>spiri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9">03/29/2025</text:date>, <text:time>23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3-29T23:51:24.75</dc:date>
    <meta:editing-duration>P22DT16H29M22S</meta:editing-duration>
    <meta:editing-cycles>27</meta:editing-cycles>
    <meta:generator>OpenOffice/4.1.13$Win32 OpenOffice.org_project/4113m1$Build-9810</meta:generator>
    <meta:document-statistic meta:table-count="2" meta:cell-count="2929" meta:object-count="0"/>
  </office:meta>
</office:document-meta>
</file>